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f560"/>
    </style:style>
    <style:style style:name="P2" style:family="paragraph" style:parent-style-name="Standard">
      <style:text-properties fo:language="en" fo:country="GB" fo:font-weight="bold" officeooo:rsid="0010ee14" officeooo:paragraph-rsid="0010ee14" style:font-weight-asian="bold" style:font-weight-complex="bold"/>
    </style:style>
    <style:style style:name="P3" style:family="paragraph" style:parent-style-name="Standard">
      <style:text-properties fo:language="en" fo:country="GB" fo:font-style="italic" officeooo:rsid="0010ee14" officeooo:paragraph-rsid="0010ee14" style:font-style-asian="italic" style:font-style-complex="italic"/>
    </style:style>
    <style:style style:name="P4" style:family="paragraph" style:parent-style-name="Standard">
      <style:text-properties fo:language="en" fo:country="GB" fo:font-style="italic" officeooo:rsid="0013f560" officeooo:paragraph-rsid="0013f560" style:font-style-asian="italic" style:font-style-complex="italic"/>
    </style:style>
    <style:style style:name="P5" style:family="paragraph" style:parent-style-name="Standard">
      <style:text-properties fo:language="en" fo:country="GB" fo:font-style="italic" officeooo:rsid="0015d1a0" officeooo:paragraph-rsid="0015d1a0" style:font-style-asian="italic" style:font-style-complex="italic"/>
    </style:style>
    <style:style style:name="P6" style:family="paragraph" style:parent-style-name="Standard">
      <style:text-properties fo:language="en" fo:country="GB" officeooo:rsid="0010ee14" officeooo:paragraph-rsid="0010ee14"/>
    </style:style>
    <style:style style:name="P7" style:family="paragraph" style:parent-style-name="Standard">
      <style:text-properties fo:language="en" fo:country="GB" officeooo:rsid="0013f560" officeooo:paragraph-rsid="0013f560"/>
    </style:style>
    <style:style style:name="P8" style:family="paragraph" style:parent-style-name="Standard">
      <style:text-properties fo:language="en" fo:country="GB" officeooo:paragraph-rsid="0013f560"/>
    </style:style>
    <style:style style:name="P9" style:family="paragraph" style:parent-style-name="Standard">
      <style:text-properties fo:language="en" fo:country="GB" officeooo:rsid="0015d1a0" officeooo:paragraph-rsid="0015d1a0"/>
    </style:style>
    <style:style style:name="P10" style:family="paragraph" style:parent-style-name="Standard">
      <style:text-properties fo:language="en" fo:country="GB" officeooo:rsid="001788b2" officeooo:paragraph-rsid="001788b2"/>
    </style:style>
    <style:style style:name="P11" style:family="paragraph" style:parent-style-name="Standard">
      <style:text-properties fo:language="en" fo:country="GB" officeooo:rsid="00191397" officeooo:paragraph-rsid="00191397"/>
    </style:style>
    <style:style style:name="P12" style:family="paragraph" style:parent-style-name="Standard">
      <style:text-properties fo:language="en" fo:country="GB" officeooo:rsid="0019ecfb" officeooo:paragraph-rsid="0019ecfb"/>
    </style:style>
    <style:style style:name="P13" style:family="paragraph" style:parent-style-name="Standard">
      <style:text-properties fo:language="en" fo:country="GB" officeooo:rsid="001b41bc" officeooo:paragraph-rsid="001b41bc"/>
    </style:style>
    <style:style style:name="P14" style:family="paragraph" style:parent-style-name="Standard">
      <style:text-properties fo:font-style="italic" officeooo:paragraph-rsid="0010ee14" style:font-style-asian="italic" style:font-style-complex="italic"/>
    </style:style>
    <style:style style:name="P15" style:family="paragraph" style:parent-style-name="Standard">
      <style:text-properties fo:font-style="italic" officeooo:paragraph-rsid="0013f560" style:font-style-asian="italic" style:font-style-complex="italic"/>
    </style:style>
    <style:style style:name="P16" style:family="paragraph" style:parent-style-name="Standard">
      <style:text-properties fo:font-style="normal" officeooo:rsid="0019ecfb" officeooo:paragraph-rsid="0019ecfb" style:font-style-asian="normal" style:font-style-complex="normal"/>
    </style:style>
    <style:style style:name="P17" style:family="paragraph" style:parent-style-name="Standard">
      <style:text-properties officeooo:paragraph-rsid="001d06dc"/>
    </style:style>
    <style:style style:name="T1" style:family="text">
      <style:text-properties officeooo:rsid="0013f560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13f560"/>
    </style:style>
    <style:style style:name="T4" style:family="text">
      <style:text-properties fo:language="en" fo:country="GB" officeooo:rsid="0010ee14"/>
    </style:style>
    <style:style style:name="T5" style:family="text">
      <style:text-properties fo:language="en" fo:country="GB" officeooo:rsid="001b41bc"/>
    </style:style>
    <style:style style:name="T6" style:family="text">
      <style:text-properties fo:language="en" fo:country="GB" officeooo:rsid="001d06dc"/>
    </style:style>
    <style:style style:name="T7" style:family="text">
      <style:text-properties officeooo:rsid="001951e4"/>
    </style:style>
    <style:style style:name="T8" style:family="text">
      <style:text-properties officeooo:rsid="001b41bc"/>
    </style:style>
    <style:style style:name="T9" style:family="text">
      <style:text-properties officeooo:rsid="001d0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<text:span text:style-name="T7">blog</text:span></text:p>
      <text:p text:style-name="P3">Planning</text:p>
      <text:p text:style-name="P6">Tjitze de Boer</text:p>
      <text:p text:style-name="P6"/>
      <text:p text:style-name="P4">First week:</text:p>
      <text:p text:style-name="P10">Documentation</text:p>
      <text:p text:style-name="P11">Functional and Technical Design</text:p>
      <text:p text:style-name="P11">Interface layout</text:p>
      <text:p text:style-name="P11">Flowchart</text:p>
      <text:p text:style-name="P12">Planning</text:p>
      <text:p text:style-name="P6"/>
      <text:p text:style-name="P14"><text:span text:style-name="T3">Second</text:span><text:span text:style-name="T4"> week:</text:span></text:p>
      <text:p text:style-name="P16"><text:span text:style-name="T4">B</text:span><text:span text:style-name="T2">egin progress and test report</text:span></text:p>
      <text:p text:style-name="P7">The general look of the site.</text:p>
      <text:p text:style-name="P7">The header</text:p>
      <text:p text:style-name="P7">The navigation </text:p>
      <text:p text:style-name="P7">Main/index page</text:p>
      <text:p text:style-name="P8"><text:span text:style-name="T1">Information page</text:span></text:p>
      <text:p text:style-name="P8"/>
      <text:p text:style-name="P15"><text:span text:style-name="T3">Third week:</text:span></text:p>
      <text:p text:style-name="P1"><text:span text:style-name="T5">Create a da</text:span><text:span text:style-name="T3">tabase </text:span><text:span text:style-name="T6">with tables for the user blogposts and quotes.</text:span></text:p>
      <text:p text:style-name="P13">Login page</text:p>
      <text:p text:style-name="P7">Input for blog posts and quotes</text:p>
      <text:p text:style-name="P7"/>
      <text:p text:style-name="P15"><text:span text:style-name="T3">Fourth week:</text:span></text:p>
      <text:p text:style-name="P7">Retrieval and display from the database</text:p>
      <text:p text:style-name="P17"><text:span text:style-name="T6">Show the newest quote in the header.</text:span></text:p>
      <text:p text:style-name="P9">Show newest blog post on the index page.</text:p>
      <text:p text:style-name="P9">List of older posts.</text:p>
      <text:p text:style-name="P7">Page with archive of old quotes</text:p>
      <text:p text:style-name="P7"/>
      <text:p text:style-name="P5">Fifth week:</text:p>
      <text:p text:style-name="P9">Testing and maintenance</text:p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6T11:46:58.998000000</meta:creation-date>
    <dc:date>2021-12-21T10:09:53.182000000</dc:date>
    <meta:editing-duration>P4DT20H14M30S</meta:editing-duration>
    <meta:editing-cycles>8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9" meta:word-count="99" meta:character-count="583" meta:non-whitespace-character-count="510"/>
  </office:meta>
</office:document-meta>
</file>